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3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4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ize="12pt" fo:font-style="italic" fo:font-weight="normal" officeooo:rsid="0037a9e7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rsid="0018ba50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d7a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7c8c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color="#e1e1e6" style:font-name="Droid Sans Mono"/>
    </style:style>
    <style:style style:name="T11" style:family="text">
      <style:text-properties fo:color="#e1e1e6" style:font-name="Droid Sans Mono" fo:background-color="#191622" loext:char-shading-value="0"/>
    </style:style>
    <style:style style:name="T12" style:family="text">
      <style:text-properties style:font-name="Droid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Softex: </text:span><text:span text:style-name="T6">Módulo 0</text:span><text:span text:style-name="T7">4</text:span><text:span text:style-name="T6"> - </text:span><text:span text:style-name="T5">Atividade 0</text:span><text:span text:style-name="T8">5</text:span></text:p>
      <text:p text:style-name="P6"/>
      <text:p text:style-name="P7">Estruture três códigos, os quais devem conter uma função de manipulação de string que obtenha resultado.</text:p>
      <text:p text:style-name="P4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2"/>
      <text:p text:style-name="P3"><text:s/></text:p>
      <text:p text:style-name="P8">&lt;codigo01&gt;</text:p>
      <text:p text:style-name="P8">let input = require('prompt-sync')()</text:p>
      <text:p text:style-name="P8"/>
      <text:p text:style-name="P8">function maiusculaMinuscula(str){</text:p>
      <text:p text:style-name="P8"><text:s text:c="2"/>return console.log('A palavra digitada foi: ' + palavra + '\nMaiuscula: ' + palavra.toUpperCase() + '\nMinuscula: ' + palavra.toLowerCase())</text:p>
      <text:p text:style-name="P8">}</text:p>
      <text:p text:style-name="P8"/>
      <text:p text:style-name="P8">var palavra = input('Digite uma palavra: ')</text:p>
      <text:p text:style-name="P8">maiusculaMinuscula(maiusculaMinuscula)</text:p>
      <text:p text:style-name="P8"/>
      <text:p text:style-name="P8">&lt;\codigo01&gt;</text:p>
      <text:p text:style-name="P8"><text:s/></text:p>
      <text:p text:style-name="P8">&lt;codigo02&gt;</text:p>
      <text:p text:style-name="P8">let input = require('prompt-sync')()</text:p>
      <text:p text:style-name="P8"/>
      <text:p text:style-name="P8">function comprimentoStrig(str){</text:p>
      <text:p text:style-name="P8"><text:s text:c="2"/>return console.log('A frase digitada foi: ' + frase + '\nA frase contem: ' + frase.</text:p>
      <text:p text:style-name="P8"><text:s text:c="2"/>length + ' caracteres.')</text:p>
      <text:p text:style-name="P8">}</text:p>
      <text:p text:style-name="P8"/>
      <text:p text:style-name="P8">var frase = input('Digite uma frase: ')</text:p>
      <text:p text:style-name="P8">comprimentoStrig(frase)</text:p>
      <text:p text:style-name="P8"/>
      <text:p text:style-name="P8">&lt;\codigo02&gt;</text:p>
      <text:p text:style-name="P8"/>
      <text:p text:style-name="P8">&lt;codigo03&gt;</text:p>
      <text:p text:style-name="P8">let input = require('prompt-sync')()</text:p>
      <text:p text:style-name="P8">function reverse(str) {</text:p>
      <text:p text:style-name="P8"><text:s text:c="2"/>return console.log(str.split('').reverse().join(''))</text:p>
      <text:p text:style-name="P8"><text:s text:c="2"/>// split: converte a string em array, reverse: reordena o array, join: converte o array em string</text:p>
      <text:p text:style-name="P8">}</text:p>
      <text:p text:style-name="P8"/>
      <text:p text:style-name="P8">var palavra = input('Digite uma palavra: ')</text:p>
      <text:p text:style-name="P8">reverse(palavra)</text:p>
      <text:p text:style-name="P8"/>
      <text:p text:style-name="P8">&lt;\codigo03&gt;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5T10:41:47.038098008</dc:date>
    <meta:editing-duration>PT8H18M53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34" meta:character-count="1038" meta:non-whitespace-character-count="920"/>
  </office:meta>
</office:document-meta>
</file>